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200000192A250D7F4.jpg" manifest:media-type=""/>
  <manifest:file-entry manifest:full-path="Pictures/100000000000019D0000013EF0706DE0.jp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" svg:font-family="Courier" style:font-family-generic="modern" style:font-pitch="fixed"/>
    <style:font-face style:name="Arrels" svg:font-family="Arrel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P2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7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10" style:family="paragraph" style:parent-style-name="Header">
      <style:paragraph-properties fo:text-align="center" style:justify-single-word="false" style:snap-to-layout-grid="false"/>
    </style:style>
    <style:style style:name="P11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P12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13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style:font-size-asian="9pt" style:font-size-complex="9pt"/>
    </style:style>
    <style:style style:name="P14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officeooo:rsid="00117ddf" officeooo:paragraph-rsid="00117ddf" style:font-size-asian="9pt" style:font-size-complex="9pt"/>
    </style:style>
    <style:style style:name="P15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Text_20_body">
      <style:paragraph-properties fo:line-height="15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Text_20_body">
      <style:paragraph-properties fo:line-height="10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Courier" fo:font-size="9pt" fo:font-style="normal" fo:font-weight="normal" officeooo:rsid="00114246" officeooo:paragraph-rsid="00114246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Text_20_body">
      <style:text-properties style:font-name="Courier" fo:font-size="9pt" style:font-size-asian="9pt" style:font-size-complex="9pt"/>
    </style:style>
    <style:style style:name="P19" style:family="paragraph" style:parent-style-name="Standard">
      <style:paragraph-properties fo:text-align="start" style:justify-single-word="false"/>
    </style:style>
    <style:style style:name="P20" style:family="paragraph" style:parent-style-name="Text_20_body" style:list-style-name="L1">
      <style:paragraph-properties fo:line-height="15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21" style:family="paragraph" style:parent-style-name="Text_20_body" style:list-style-name="L1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22" style:family="paragraph" style:parent-style-name="Text_20_body" style:list-style-name="L1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23" style:family="paragraph" style:parent-style-name="Text_20_body">
      <style:paragraph-properties fo:line-height="10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style="italic" fo:font-weight="bold" officeooo:rsid="001684b5" officeooo:paragraph-rsid="001684b5" style:font-size-asian="9pt" style:font-style-asian="italic" style:font-weight-asian="bold" style:font-size-complex="9pt" style:font-style-complex="italic" style:font-weight-complex="bold"/>
    </style:style>
    <style:style style:name="P24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style:font-size-asian="9pt" style:font-size-complex="9pt"/>
    </style:style>
    <style:style style:name="P25" style:family="paragraph" style:parent-style-name="Text_20_body" style:list-style-name="L1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style:font-size-asian="9pt" style:font-size-complex="9pt"/>
    </style:style>
    <style:style style:name="P26" style:family="paragraph" style:parent-style-name="Text_20_body" style:list-style-name="L1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officeooo:paragraph-rsid="0016606b" style:font-size-asian="9pt" style:font-size-complex="9pt"/>
    </style:style>
    <style:style style:name="P27" style:family="paragraph" style:parent-style-name="Text_20_body" style:list-style-name="L3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style:font-size-asian="9pt" style:font-size-complex="9pt"/>
    </style:style>
    <style:style style:name="P28" style:family="paragraph" style:parent-style-name="Text_20_body" style:list-style-name="L1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officeooo:rsid="00117ddf" officeooo:paragraph-rsid="0016606b" style:font-size-asian="9pt" style:font-size-complex="9pt"/>
    </style:style>
    <style:style style:name="P29" style:family="paragraph" style:parent-style-name="Text_20_body" style:list-style-name="L1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officeooo:rsid="001364d1" officeooo:paragraph-rsid="0016606b" style:font-size-asian="9pt" style:font-size-complex="9pt"/>
    </style:style>
    <style:style style:name="P30" style:family="paragraph" style:parent-style-name="Text_20_body" style:list-style-name="L1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officeooo:rsid="001179cd" officeooo:paragraph-rsid="0016606b" style:font-size-asian="9pt" style:font-size-complex="9pt"/>
    </style:style>
    <style:style style:name="P31" style:family="paragraph" style:parent-style-name="Text_20_body" style:list-style-name="L1">
      <style:paragraph-properties fo:line-height="10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officeooo:rsid="001179cd" officeooo:paragraph-rsid="001179cd" style:font-size-asian="9pt" style:font-size-complex="9pt"/>
    </style:style>
    <style:style style:name="P32" style:family="paragraph" style:parent-style-name="Text_20_body" style:list-style-name="L1">
      <style:paragraph-properties fo:line-height="10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officeooo:rsid="001179cd" officeooo:paragraph-rsid="0014fc24" style:font-size-asian="9pt" style:font-size-complex="9pt"/>
    </style:style>
    <style:style style:name="P33" style:family="paragraph" style:parent-style-name="Text_20_body" style:list-style-name="L3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officeooo:rsid="0016606b" officeooo:paragraph-rsid="0016606b" style:font-size-asian="9pt" style:font-size-complex="9pt"/>
    </style:style>
    <style:style style:name="P34" style:family="paragraph" style:parent-style-name="Text_20_body" style:list-style-name="L3">
      <style:paragraph-properties fo:line-height="10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style="normal" fo:font-weight="normal" officeooo:rsid="0010aa27" officeooo:paragraph-rsid="0010aa27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Text_20_body" style:list-style-name="L3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style="normal" fo:font-weight="normal" officeooo:rsid="0010aa27" officeooo:paragraph-rsid="0010aa27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Text_20_body" style:list-style-name="L3">
      <style:paragraph-properties fo:line-height="10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style="normal" fo:font-weight="normal" officeooo:rsid="0014fc24" officeooo:paragraph-rsid="0014fc24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Text_20_body">
      <style:paragraph-properties fo:line-height="15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8" style:family="paragraph" style:parent-style-name="Text_20_body" style:list-style-name="L3">
      <style:paragraph-properties fo:line-height="15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9" style:family="paragraph" style:parent-style-name="Text_20_body" style:list-style-name="L3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0" style:family="paragraph" style:parent-style-name="Text_20_body" style:list-style-name="L3">
      <style:paragraph-properties fo:line-height="15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style="normal" fo:font-weight="normal" officeooo:rsid="00114246" officeooo:paragraph-rsid="001684b5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Text_20_body">
      <style:paragraph-properties fo:line-height="15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Courier" fo:font-size="9pt" fo:font-style="normal" fo:font-weight="normal" officeooo:paragraph-rsid="0016606b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Text_20_body" style:list-style-name="L2">
      <style:text-properties style:font-name="Courier" fo:font-size="9pt" style:font-size-asian="9pt" style:font-size-complex="9pt"/>
    </style:style>
    <style:style style:name="P43" style:family="paragraph" style:parent-style-name="Text_20_body" style:list-style-name="L2">
      <style:text-properties fo:font-size="9pt" style:font-size-asian="9pt" style:font-size-complex="9pt"/>
    </style:style>
    <style:style style:name="P44" style:family="paragraph" style:parent-style-name="Text_20_body" style:list-style-name="L1" style:master-page-name="Standard">
      <style:paragraph-properties fo:line-height="150%" fo:text-align="justify" style:justify-single-word="false" style:page-number="auto" fo:break-before="page">
        <style:tab-stops>
          <style:tab-stop style:position="3.069cm"/>
        </style:tab-stops>
      </style:paragraph-properties>
      <style:text-properties fo:font-variant="normal" fo:text-transform="none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45" style:family="paragraph" style:parent-style-name="Horizontal_20_Line" style:list-style-name="L1"/>
    <style:style style:name="T1" style:family="text">
      <style:text-properties officeooo:rsid="0010222e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8pt" style:font-size-asian="8pt" style:font-size-complex="8pt"/>
    </style:style>
    <style:style style:name="T4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5" style:family="text">
      <style:text-properties style:font-name="Courie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6606b" style:font-style-asian="italic" style:font-style-complex="italic"/>
    </style:style>
    <style:style style:name="T8" style:family="text">
      <style:text-properties fo:font-style="italic" officeooo:rsid="001684b5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684b5" style:font-style-asian="italic" style:font-weight-asian="normal" style:font-style-complex="italic" style:font-weight-complex="normal"/>
    </style:style>
    <style:style style:name="T11" style:family="text">
      <style:text-properties officeooo:rsid="001230a7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179cd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684b5" style:font-style-asian="normal" style:font-weight-asian="normal" style:font-style-complex="normal" style:font-weight-complex="normal"/>
    </style:style>
    <style:style style:name="T15" style:family="text">
      <style:text-properties officeooo:rsid="0016606b"/>
    </style:style>
    <style:style style:name="T16" style:family="text">
      <style:text-properties officeooo:rsid="001684b5"/>
    </style:style>
    <style:style style:name="fr1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fr2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201103376678452059" text:style-name="L1">
        <text:list-header>
          <text:p text:style-name="P44">Examen de final d'unitat formativa <text:s/>M06: Seguretat Informàtica. UF1 Seguretat passiva.</text:p>
          <text:p text:style-name="P45"/>
          <text:p text:style-name="P20">Nota part teòrica:<text:tab/><text:tab/>/ <text:span text:style-name="T15">19</text:span> punts<text:line-break/>Nota part pràctica:<text:tab/><text:tab/>/ 3<text:span text:style-name="T16">1</text:span> punts<text:line-break/>Nota total examen:<text:line-break/><text:tab/>Nota “autonomia”:<text:line-break/><text:tab/>Nota “Organització del treball”:</text:p>
        </text:list-header>
      </text:list>
      <text:p text:style-name="Horizontal_20_Line"/>
      <text:list xml:id="list202340432089991" text:continue-numbering="true" text:style-name="L1">
        <text:list-header>
          <text:p text:style-name="P22">Part teòrica. En aquest apartat no podeu utilitzar cap tipus de material. Entregueu aquesta part de l'examen per a continuar amb la següent. Cada pregunta puntua el mateix.</text:p>
          <text:p text:style-name="P21"/>
        </text:list-header>
        <text:list-item>
          <text:p text:style-name="P25"><text:span text:style-name="T7">(1 punt) </text:span>Explica, amb les teves paraules, què entens per “seguretat passiva”.</text:p>
        </text:list-item>
      </text:list>
      <text:p text:style-name="P13"/>
      <text:p text:style-name="P13"/>
      <text:p text:style-name="P13"/>
      <text:list xml:id="list202339829867759" text:continue-numbering="true" text:style-name="L1">
        <text:list-item>
          <text:p text:style-name="P26"><text:span text:style-name="T7">(1 punt) </text:span>Amb quina unitat mesurem la potència elèctrica d'un <text:span text:style-name="T11">servidor</text:span> ?</text:p>
        </text:list-item>
        <text:list-item>
          <text:p text:style-name="P26"><text:span text:style-name="T7">(1 punt) </text:span>Amb quina unitat mesurem la quantitat d'energia que consumeix una pantalla ?</text:p>
        </text:list-item>
        <text:list-item>
          <text:p text:style-name="P28"><text:span text:style-name="T7">(1 punt) </text:span>Amb quina unitat s'acostuma a mesurar la <text:span text:style-name="T15">freqüència?</text:span></text:p>
        </text:list-item>
        <text:list-item>
          <text:p text:style-name="P26"><text:span text:style-name="T7">(1 punt) </text:span>Per què serveix un <text:span text:style-name="T1">SAI</text:span> ?</text:p>
        </text:list-item>
      </text:list>
      <text:p text:style-name="P13"/>
      <text:list xml:id="list202339646605089" text:continue-numbering="true" text:style-name="L1">
        <text:list-item>
          <text:p text:style-name="P26"><text:span text:style-name="T7">(2 punts) </text:span>Imaginem una contrasenya que pot tenir: 3 xifres, 4 xifres o 5 xifres. Només hi poden haver <text:span text:style-name="T1">caràcters en format hexadecimal</text:span>. Quantes combinacions diferents hi ha? Indica les operacions que hagis realitzat.</text:p>
        </text:list-item>
      </text:list>
      <text:p text:style-name="P13"/>
      <text:p text:style-name="P13"/>
      <text:p text:style-name="P13"/>
      <text:list xml:id="list202339793071117" text:continue-numbering="true" text:style-name="L1">
        <text:list-item>
          <text:p text:style-name="P26"><text:span text:style-name="T7">(2 punts) </text:span>Quina diferència hi ha entre les funcions <text:span text:style-name="T5">strcpy</text:span> i <text:span text:style-name="T5">strncpy</text:span>? <text:s/>Què té a veure això amb aquest tema de “seguretat passiva”? </text:p>
        </text:list-item>
      </text:list>
      <text:p text:style-name="P13"/>
      <text:list xml:id="list202340371529524" text:continue-numbering="true" text:style-name="L1">
        <text:list-item>
          <text:p text:style-name="P26"><text:span text:style-name="T7">(2 punts) </text:span>Per què <text:span text:style-name="T16">servia</text:span> el bit setUid en un entorn GNU/Linux?</text:p>
        </text:list-item>
      </text:list>
      <text:p text:style-name="P13"/>
      <text:p text:style-name="P13"/>
      <text:list xml:id="list202340534598805" text:continue-numbering="true" text:style-name="L1">
        <text:list-item>
          <text:p text:style-name="P28"><text:span text:style-name="T7">(2 punts) </text:span>Com es soluciona el problema de la fiabilitat de les claus públiques ? <text:span text:style-name="T11">(Qui ens assegura que una clau pública és de qui diu que és?).</text:span></text:p>
        </text:list-item>
      </text:list>
      <text:p text:style-name="P14"/>
      <text:p text:style-name="P14"><text:soft-page-break/></text:p>
      <text:list xml:id="list202341235694552" text:continue-numbering="true" text:style-name="L1">
        <text:list-item>
          <text:p text:style-name="P29"><text:span text:style-name="T7">(2 punts) </text:span>Anomena un sistema de xifrat que faci servir clau compartida i un altre de clau públiques.</text:p>
        </text:list-item>
      </text:list>
      <text:p text:style-name="P13"/>
      <text:p text:style-name="P13"/>
      <text:list xml:id="list202339834098095" text:continue-numbering="true" text:style-name="L1">
        <text:list-item>
          <text:p text:style-name="P26"><text:span text:style-name="T7">(2 punts) </text:span>L'objectiu d'aquesta activitat és crear una matriu de control d'accés a una sèrie de fitxers en un sistema multiusuari.</text:p>
        </text:list-item>
      </text:list>
      <text:p text:style-name="P18"><text:tab/>Els usuaris Pau, Sandra i Gerard són propietaris dels arxius fitxer1, fitxer2 i fitxer3, respectivament. Cada propietari té tots els drets d'accés (control total) sobre el seu fitxer. A més, cada usuari ha atorgat o denegat certs drets d'accés sobre el seu fitxer a la resta: </text:p>
      <text:list xml:id="list2629392120553822229" text:style-name="L2">
        <text:list-item>
          <text:p text:style-name="P42">El Gerard ha concedit permís de lectura per <text:span text:style-name="T11">la Sandra i el Pau.</text:span></text:p>
        </text:list-item>
        <text:list-item>
          <text:p text:style-name="P42">La Sandra ha denegat qualsevol dret d'accés al seu fitxer per a tothom (sense accés).</text:p>
        </text:list-item>
        <text:list-item>
          <text:p text:style-name="P42">En Pau ha concedit drets d'accés de lectura al Gerard i de lectura i d'escriptura a la Sandra.</text:p>
          <text:p text:style-name="P43">Creeu la matriu de control d'accés per als subjectes Pau, Sandra i Gerard i per als objectes fitxer1, fitxer2 i fitxer3. 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list xml:id="list202340401637806" text:continue-list="list202339834098095" text:style-name="L1">
        <text:list-item>
          <text:p text:style-name="P30"><text:span text:style-name="T7">(1 punt) </text:span>Encercla la resposta correcta:</text:p>
          <text:p text:style-name="P31">You want to change the permissions on the file named “fifteen” so that root has all permissions and they are denied all other users. Which command should you use?</text:p>
          <text:p text:style-name="P31">A. <text:tab/>chmod fifteen 700</text:p>
          <text:p text:style-name="P31">B. <text:tab/>chmod 100 fifteen</text:p>
          <text:p text:style-name="P31">C. <text:tab/>chmod 700 fifteen</text:p>
          <text:p text:style-name="P31">D. <text:tab/>chmod fifteen 100</text:p>
          <text:p text:style-name="P31">E. <text:tab/>chmod 770 fifteen </text:p>
        </text:list-item>
      </text:list>
      <text:p text:style-name="P13"/>
      <text:p text:style-name="P13"/>
      <text:list xml:id="list202340764123580" text:continue-numbering="true" text:style-name="L1">
        <text:list-item>
          <text:p text:style-name="P30"><text:span text:style-name="T7">(1 punt) </text:span>Encercla la resposta correcta. <text:span text:style-name="T15">W</text:span>hich of the following commands can be used to change the group owner of a file?</text:p>
          <text:p text:style-name="P32">A. <text:tab/>chown</text:p>
          <text:p text:style-name="P32">B. <text:tab/>chmod</text:p>
          <text:p text:style-name="P32">C. <text:tab/>chattr</text:p>
          <text:p text:style-name="P32">D. <text:tab/>attrch</text:p>
          <text:p text:style-name="P32">E. <text:tab/>chgrp </text:p>
        </text:list-item>
      </text:list>
      <text:p text:style-name="P23"><text:soft-page-break/>Part pràctica. Amb apunts i accés a l'ordinador.</text:p>
      <text:list xml:id="list3663725308348476433" text:style-name="L3">
        <text:list-header>
          <text:p text:style-name="P27"><text:span text:style-name="T9"/></text:p>
        </text:list-header>
        <text:list-item>
          <text:p text:style-name="P27"><text:span text:style-name="T9">(</text:span><text:span text:style-name="T10">2+1</text:span><text:span text:style-name="T9"> punts) (Nota: Autonomia) </text:span><text:span text:style-name="T12">Instal·la </text:span><text:span text:style-name="T13">el plugin On Screen Keyboard en el teu KeePass i mostra com funciona.</text:span></text:p>
        </text:list-item>
        <text:list-item>
          <text:p text:style-name="P33"><text:span text:style-name="T10">(1+2+1 punts)</text:span><text:span text:style-name="T14"> </text:span><text:span text:style-name="T13">C</text:span><text:span text:style-name="T12">onfigura el teu GNU/Linux per tal que no permeti contrasenyes amb menys de 10 </text:span><text:span text:style-name="T14">caràcters</text:span><text:span text:style-name="T12"> i amb més de 3 </text:span><text:span text:style-name="T14">caràcters</text:span><text:span text:style-name="T12"> iguals seguits. Demostra al professor com el sistema avisa l'usuari quan intenta establir una contrasenya d'aquestes característiques.</text:span></text:p>
        </text:list-item>
      </text:list>
      <text:p text:style-name="P15"/>
      <text:p text:style-name="P15"/>
      <text:p text:style-name="P15"/>
      <text:list xml:id="list202341652670460" text:continue-numbering="true" text:style-name="L3">
        <text:list-item>
          <text:p text:style-name="P34"><text:span text:style-name="T16">(1+1+2+2+1+1 punts) </text:span>Implementa un script en GNU/Linux tal que realitzi les operacions següents:</text:p>
          <text:list>
            <text:list-item>
              <text:p text:style-name="P34">Accedeixi a la teva HOME.</text:p>
            </text:list-item>
            <text:list-item>
              <text:p text:style-name="P34">Crei una carpeta anomenada “compartida” on tothom hi pugui accedir encara que l'usuari CatSkills en sigui el propietari.</text:p>
            </text:list-item>
            <text:list-item>
              <text:p text:style-name="P34">Crei una carpeta anomenada “private” on només hi pugui accedir l'usuari CatSkills.</text:p>
            </text:list-item>
            <text:list-item>
              <text:p text:style-name="P34">Copii el fitxer /etc/passwd a la carpeta “private” anterior.</text:p>
            </text:list-item>
            <text:list-item>
              <text:p text:style-name="P36">Estableixi els permisos d'aquest darrer fitxer per tal que solament el pugui llegir i modificar l'usuari CatSkills (NO executar).</text:p>
            </text:list-item>
          </text:list>
        </text:list-item>
      </text:list>
      <text:p text:style-name="P15"/>
      <text:p text:style-name="P15"/>
      <text:list xml:id="list202341527690071" text:continue-numbering="true" text:style-name="L3">
        <text:list-item>
          <text:p text:style-name="P38"><text:span text:style-name="T6">(</text:span><text:span text:style-name="T8">3</text:span><text:span text:style-name="T6"> punts)</text:span> <text:span text:style-name="T6">(Nota: Organització del treball). </text:span>Quina contrasenya té el fitxer .zip ubicat a <text:a xlink:type="simple" xlink:href="http://intranet.escolaarrels.com/IC10/M6/pass.zip">http://intranet.escolaarrels.com/IC10/M6/</text:a><text:a xlink:type="simple" xlink:href="http://intranet.escolaarrels.com/IC10/M6/pass.zip"><text:span text:style-name="T15">a</text:span></text:a><text:a xlink:type="simple" xlink:href="http://intranet.escolaarrels.com/IC10/M6/pass.zip">.zip</text:a> ?</text:p>
        </text:list-item>
      </text:list>
      <text:p text:style-name="P16"/>
      <text:list xml:id="list202340282155487" text:continue-numbering="true" text:style-name="L3">
        <text:list-item>
          <text:p text:style-name="P40"><text:span text:style-name="T6">(</text:span><text:span text:style-name="T8">3+2</text:span><text:span text:style-name="T6"> punts) </text:span>Aquest programa en C++ té problemes de seguretat. Demostra que té un buffer overflow i corregeix-lo.</text:p>
        </text:list-item>
      </text:list>
      <text:p text:style-name="P17"># include &lt;iostream&gt;<text:line-break/># include &lt;stdio.h&gt;<text:line-break/># include &lt;string.h&gt;<text:line-break/>using namespace std;</text:p>
      <text:p text:style-name="P17">int main ( int argc, char ** argv ) { <text:s/></text:p>
      <text:p text:style-name="P17">if ( argc &lt; 2 ) {<text:line-break/> <text:s/>cout &lt;&lt; "Has de passar un argument al programa" &lt;&lt; endl;<text:line-break/>} else {</text:p>
      <text:p text:style-name="P17"><text:s text:c="3"/>int i,j;<text:line-break/>cout &lt;&lt; "Digues de quants nombres vols la memoria:" &lt;&lt; endl;<text:line-break/>cin &gt;&gt; i;<text:line-break/>char a[i];<text:line-break/>strcpy ( a , argv[1] );<text:line-break/>cout &lt;&lt; "Programa finalitzat!" &lt;&lt; endl;</text:p>
      <text:p text:style-name="P17">}</text:p>
      <text:p text:style-name="P17">return 0;</text:p>
      <text:p text:style-name="P17">}</text:p>
      <text:p text:style-name="P15"/>
      <text:p text:style-name="P15"><text:soft-page-break/></text:p>
      <text:list xml:id="list202340529092636" text:continue-numbering="true" text:style-name="L3">
        <text:list-item>
          <text:p text:style-name="P35"><text:span text:style-name="T16">(1+1 punts) </text:span>Envia un missatge signat a <text:a xlink:type="simple" xlink:href="mailto:gerard.farras@escolaarrels.com">gerard.farras@escolaarrels.com</text:a> que contingui també la teva clau pública.</text:p>
        </text:list-item>
      </text:list>
      <text:p text:style-name="P15"/>
      <text:p text:style-name="P15"/>
      <text:p text:style-name="P15"/>
      <text:list xml:id="list202340020059311" text:continue-numbering="true" text:style-name="L3">
        <text:list-item>
          <text:p text:style-name="P39"><text:span text:style-name="T8">(1+3+2) </text:span><text:span text:style-name="T6"><text:s/>(Nota: Organització del treball) </text:span>Elabora un script en Windows tal que generi una pàgina en format HTML <text:span text:style-name="T1">dins de c:\xampp\htdocs\examen.html </text:span>i que contingui el resultat de les comandes següents <text:span text:style-name="T15">(veure més avall). Configura, a més, per tal</text:span></text:p>
        </text:list-item>
      </text:list>
      <text:p text:style-name="P41"><text:tab/><text:span text:style-name="T15">time /t <text:line-break/></text:span><text:span text:style-name="T5"><text:tab/>net user<text:line-break/><text:tab/>net view</text:span></text:p>
      <text:p text:style-name="P16"><text:span text:style-name="T5"/></text:p>
      <text:p text:style-name="P16"><text:span text:style-name="T5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" svg:font-family="Courier" style:font-family-generic="modern" style:font-pitch="fixed"/>
    <style:font-face style:name="Arrels" svg:font-family="Arrel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Arial1" fo:font-family="Arial" style:font-style-name="Normal" style:font-family-generic="swiss" style:font-pitch="variable" fo:font-size="11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2" fo:font-family="Arial" style:font-style-name="Negrita" style:font-family-generic="swiss" style:font-pitch="variable" fo:language="ca" fo:country="ES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style:page-number="auto" fo:background-color="transparent" style:shadow="none" fo:keep-with-next="always">
        <style:tab-stops/>
        <style:background-image/>
      </style:paragraph-properties>
      <style:text-properties style:font-name="Arial" fo:font-family="Arial" style:font-family-generic="swiss" style:font-pitch="variable" fo:text-shadow="1pt 1pt" style:text-underline-style="solid" style:text-underline-width="auto" style:text-underline-color="font-color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font-family="Arial" style:font-family-generic="swiss" style:font-pitch="variable" fo:language="ca" fo:country="ES" fo:font-weight="bold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oa" style:family="paragraph" style:parent-style-name="Standard">
      <style:paragraph-properties fo:text-align="justify" style:justify-single-word="false" fo:orphans="0" fo:widows="0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Arial" fo:font-family="Arial" style:font-family-generic="swiss" style:font-pitch="variable" fo:font-size="12pt" fo:language="en" fo:country="US" style:font-size-asian="12pt" fo:hyphenate="fals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WW8Num3z0" style:family="text">
      <style:text-properties fo:color="#000000"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fo:color="#000000" style:font-name="Symbol" fo:font-family="Symbol" style:font-family-generic="roman" style:font-pitch="variable" style:font-charset="x-symbol"/>
    </style:style>
    <style:style style:name="WW8Num8z0" style:family="text">
      <style:text-properties fo:color="#000000" style:font-name="Symbol" fo:font-family="Symbol" style:font-family-generic="roman" style:font-pitch="variable" style:font-charset="x-symbol"/>
    </style:style>
    <style:style style:name="WW8Num8z1" style:family="text">
      <style:text-properties fo:color="#000000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0" style:family="text">
      <style:text-properties fo:color="#000000" style:font-name="Wingdings" fo:font-family="Wingdings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fo:color="#000000"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fo:color="#000000" style:font-name="Symbol" fo:font-family="Symbol" style:font-family-generic="roman" style:font-pitch="variable" style:font-charset="x-symbol"/>
    </style:style>
    <style:style style:name="WW8Num18z0" style:family="text">
      <style:text-properties fo:color="#000000"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St2z0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4cm"/>
        <style:text-properties style:font-name="Symbol"/>
      </text:list-level-style-bullet>
      <text:list-level-style-bullet text:level="2" text:style-name="WW8Num5z0" text:bullet-char="">
        <style:list-level-properties text:space-before="1.905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635cm" text:min-label-width="0.4cm"/>
        <style:text-properties style:font-name="Symbol"/>
      </text:list-level-style-bullet>
      <text:list-level-style-number text:level="2" text:style-name="WW8Num8z1" style:num-suffix="." style:num-format="1">
        <style:list-level-properties text:space-before="2.54cm" text:min-label-width="0.635cm"/>
      </text:list-level-style-number>
      <text:list-level-style-bullet text:level="3" text:style-name="WW8Num8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8z4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8z4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-" style:num-format="1">
        <style:list-level-properties text:min-label-width="0.3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">
        <style:list-level-properties text:min-label-width="0.635cm"/>
        <style:text-properties style:font-name="Wingdings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text:bullet-char="">
        <style:list-level-properties text:min-label-width="0.4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6z1" text:bullet-char="">
        <style:list-level-properties text:space-before="1.27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min-label-width="0.4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-" style:num-format="1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2" style:family="table">
      <style:table-properties style:width="17.013cm" fo:margin-left="0cm" fo:margin-right="-0.012cm" table:align="margins" style:writing-mode="lr-tb"/>
    </style:style>
    <style:style style:name="Taula2.A" style:family="table-column">
      <style:table-column-properties style:column-width="3.969cm" style:rel-column-width="15288*"/>
    </style:style>
    <style:style style:name="Taula2.B" style:family="table-column">
      <style:table-column-properties style:column-width="11.525cm" style:rel-column-width="44396*"/>
    </style:style>
    <style:style style:name="Taula2.C" style:family="table-column">
      <style:table-column-properties style:column-width="1.519cm" style:rel-column-width="5851*"/>
    </style:style>
    <style:style style:name="Taula2.A1" style:family="table-cell">
      <style:table-cell-properties style:vertical-align="middle" fo:background-color="#e6e6e6" style:border-line-width-left="0.002cm 0.035cm 0.002cm" style:border-line-width-top="0.002cm 0.035cm 0.002cm" style:border-line-width-bottom="0.002cm 0.035cm 0.002cm" fo:padding-left="0.123cm" fo:padding-right="0.123cm" fo:padding-top="0cm" fo:padding-bottom="0cm" fo:border-left="1.1pt double #000000" fo:border-right="none" fo:border-top="1.1pt double #000000" fo:border-bottom="1.1pt double #000000" style:writing-mode="lr-tb">
        <style:background-image/>
      </style:table-cell-properties>
    </style:style>
    <style:style style:name="Taula2.B1" style:family="table-cell">
      <style:table-cell-properties style:vertical-align="middle" fo:background-color="#e6e6e6" style:border-line-width-top="0.002cm 0.035cm 0.002cm" style:border-line-width-bottom="0.002cm 0.035cm 0.002cm" fo:padding-left="0.123cm" fo:padding-right="0.123cm" fo:padding-top="0cm" fo:padding-bottom="0cm" fo:border-left="0.5pt solid #000000" fo:border-right="none" fo:border-top="1.1pt double #000000" fo:border-bottom="1.1pt double #000000" style:writing-mode="lr-tb">
        <style:background-image/>
      </style:table-cell-properties>
    </style:style>
    <style:style style:name="Taula3" style:family="table">
      <style:table-properties style:width="8.493cm" fo:margin-left="0cm" fo:margin-right="0.018cm" table:align="margins" style:writing-mode="lr-tb"/>
    </style:style>
    <style:style style:name="Taula3.A" style:family="table-column">
      <style:table-column-properties style:column-width="3.983cm" style:rel-column-width="30732*"/>
    </style:style>
    <style:style style:name="Taula3.B" style:family="table-column">
      <style:table-column-properties style:column-width="2.42cm" style:rel-column-width="18673*"/>
    </style:style>
    <style:style style:name="Taula3.C" style:family="table-column">
      <style:table-column-properties style:column-width="2.09cm" style:rel-column-width="16130*"/>
    </style:style>
    <style:style style:name="Taula3.1" style:family="table-row">
      <style:table-row-properties style:min-row-height="0.651cm" fo:keep-together="auto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3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2.C1.1" style:family="table-row">
      <style:table-row-properties style:min-row-height="1.078cm"/>
    </style:style>
    <style:style style:name="Taula2.C1.1.1" style:family="table-cell">
      <style:table-cell-properties style:vertical-align="middle" fo:background-color="#e6e6e6" style:border-line-width-right="0.002cm 0.035cm 0.002cm" style:border-line-width-top="0.002cm 0.035cm 0.002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>
        <style:background-image/>
      </style:table-cell-properties>
    </style:style>
    <style:style style:name="Taula2.C1.2" style:family="table-row">
      <style:table-row-properties style:min-row-height="1.109cm"/>
    </style:style>
    <style:style style:name="Taula2.C1.1.2" style:family="table-cell">
      <style:table-cell-properties style:vertical-align="middle" fo:background-color="#e6e6e6" style:border-line-width-right="0.002cm 0.035cm 0.002cm" style:border-line-width-bottom="0.002cm 0.035cm 0.002cm" fo:padding-left="0.123cm" fo:padding-right="0.123cm" fo:padding-top="0cm" fo:padding-bottom="0cm" fo:border-left="0.5pt solid #000000" fo:border-right="1.1pt double #000000" fo:border-top="none" fo:border-bottom="1.1pt double #000000" style:writing-mode="lr-tb">
        <style:background-image/>
      </style:table-cell-properties>
    </style:style>
    <style:style style:name="Table29" style:family="table">
      <style:table-properties style:width="24.306cm" fo:margin-left="0.224cm" table:align="left" style:writing-mode="lr-tb"/>
    </style:style>
    <style:style style:name="Table29.A" style:family="table-column">
      <style:table-column-properties style:column-width="2.785cm"/>
    </style:style>
    <style:style style:name="Table29.B" style:family="table-column">
      <style:table-column-properties style:column-width="19.719cm"/>
    </style:style>
    <style:style style:name="Table29.C" style:family="table-column">
      <style:table-column-properties style:column-width="1.803cm"/>
    </style:style>
    <style:style style:name="Table29.1" style:family="table-row">
      <style:table-row-properties fo:keep-together="always"/>
    </style:style>
    <style:style style:name="Table29.A1" style:family="table-cell">
      <style:table-cell-properties style:vertical-align="middle" style:border-line-width-left="0.002cm 0.035cm 0.002cm" style:border-line-width-top="0.002cm 0.035cm 0.002cm" style:border-line-width-bottom="0.002cm 0.035cm 0.002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29.B1" style:family="table-cell">
      <style:table-cell-properties style:vertical-align="middle" style:border-line-width-top="0.002cm 0.035cm 0.002cm" style:border-line-width-bottom="0.002cm 0.035cm 0.002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29.C1.1" style:family="table-row">
      <style:table-row-properties style:min-row-height="1.078cm" fo:keep-together="always"/>
    </style:style>
    <style:style style:name="Table29.C1.1.1" style:family="table-cell">
      <style:table-cell-properties style:vertical-align="middle" style:border-line-width-right="0.002cm 0.035cm 0.002cm" style:border-line-width-top="0.002cm 0.035cm 0.002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le29.C1.2" style:family="table-row">
      <style:table-row-properties style:min-row-height="1.109cm" fo:keep-together="always"/>
    </style:style>
    <style:style style:name="Table29.C1.1.2" style:family="table-cell">
      <style:table-cell-properties style:vertical-align="middle" style:border-line-width-right="0.002cm 0.035cm 0.002cm" style:border-line-width-bottom="0.002cm 0.035cm 0.002cm" fo:padding-left="0.123cm" fo:padding-right="0.123cm" fo:padding-top="0cm" fo:padding-bottom="0cm" fo:border-left="0.5pt solid #000000" fo:border-right="1.1pt double #000000" fo:border-top="none" fo:border-bottom="1.1pt double #000000" style:writing-mode="lr-tb"/>
    </style:style>
    <style:style style:name="Table28" style:family="table">
      <style:table-properties style:width="24.306cm" fo:margin-left="0.224cm" table:align="left" style:writing-mode="lr-tb"/>
    </style:style>
    <style:style style:name="Table28.A" style:family="table-column">
      <style:table-column-properties style:column-width="0.699cm"/>
    </style:style>
    <style:style style:name="Table28.B" style:family="table-column">
      <style:table-column-properties style:column-width="21.805cm"/>
    </style:style>
    <style:style style:name="Table28.C" style:family="table-column">
      <style:table-column-properties style:column-width="1.803cm"/>
    </style:style>
    <style:style style:name="Table28.1" style:family="table-row">
      <style:table-row-properties style:min-row-height="0.688cm" fo:keep-together="always"/>
    </style:style>
    <style:style style:name="Table28.A1" style:family="table-cell">
      <style:table-cell-properties style:vertical-align="middle" style:border-line-width-left="0.002cm 0.035cm 0.002cm" style:border-line-width-top="0.002cm 0.035cm 0.002cm" style:border-line-width-bottom="0.002cm 0.035cm 0.002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28.B1" style:family="table-cell">
      <style:table-cell-properties style:vertical-align="middle" style:border-line-width-top="0.002cm 0.035cm 0.002cm" style:border-line-width-bottom="0.002cm 0.035cm 0.002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28.C1" style:family="table-cell">
      <style:table-cell-properties style:vertical-align="middle" style:border-line-width-right="0.002cm 0.035cm 0.002cm" style:border-line-width-top="0.002cm 0.035cm 0.002cm" style:border-line-width-bottom="0.002cm 0.035cm 0.002cm" fo:padding-left="0.123cm" fo:padding-right="0.123cm" fo:padding-top="0cm" fo:padding-bottom="0cm" fo:border-left="0.5pt solid #000000" fo:border-right="1.1pt double #000000" fo:border-top="1.1pt double #000000" fo:border-bottom="1.1pt double #000000" style:writing-mode="lr-tb"/>
    </style:style>
    <style:style style:name="Table31" style:family="table">
      <style:table-properties style:width="16.556cm" fo:margin-left="0.224cm" table:align="left" style:writing-mode="lr-tb"/>
    </style:style>
    <style:style style:name="Table31.A" style:family="table-column">
      <style:table-column-properties style:column-width="2.785cm"/>
    </style:style>
    <style:style style:name="Table31.B" style:family="table-column">
      <style:table-column-properties style:column-width="12.217cm"/>
    </style:style>
    <style:style style:name="Table31.C" style:family="table-column">
      <style:table-column-properties style:column-width="1.554cm"/>
    </style:style>
    <style:style style:name="Table31.1" style:family="table-row">
      <style:table-row-properties fo:keep-together="always"/>
    </style:style>
    <style:style style:name="Table31.A1" style:family="table-cell">
      <style:table-cell-properties style:vertical-align="middle" style:border-line-width-left="0.002cm 0.035cm 0.002cm" style:border-line-width-top="0.002cm 0.035cm 0.002cm" style:border-line-width-bottom="0.002cm 0.035cm 0.002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31.B1" style:family="table-cell">
      <style:table-cell-properties style:vertical-align="middle" style:border-line-width-top="0.002cm 0.035cm 0.002cm" style:border-line-width-bottom="0.002cm 0.035cm 0.002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31.C1.1" style:family="table-row">
      <style:table-row-properties style:min-row-height="1.078cm" fo:keep-together="always"/>
    </style:style>
    <style:style style:name="Table31.C1.1.1" style:family="table-cell">
      <style:table-cell-properties style:vertical-align="middle" style:border-line-width-right="0.002cm 0.035cm 0.002cm" style:border-line-width-top="0.002cm 0.035cm 0.002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le31.C1.2" style:family="table-row">
      <style:table-row-properties style:min-row-height="1.109cm" fo:keep-together="always"/>
    </style:style>
    <style:style style:name="Table31.C1.1.2" style:family="table-cell">
      <style:table-cell-properties style:vertical-align="middle" style:border-line-width-right="0.002cm 0.035cm 0.002cm" style:border-line-width-bottom="0.002cm 0.035cm 0.002cm" fo:padding-left="0.123cm" fo:padding-right="0.123cm" fo:padding-top="0cm" fo:padding-bottom="0cm" fo:border-left="0.5pt solid #000000" fo:border-right="1.1pt double #000000" fo:border-top="none" fo:border-bottom="1.1pt double #000000" style:writing-mode="lr-tb"/>
    </style:style>
    <style:style style:name="Table30" style:family="table">
      <style:table-properties style:width="16.556cm" fo:margin-left="0.224cm" table:align="left" style:writing-mode="lr-tb"/>
    </style:style>
    <style:style style:name="Table30.A" style:family="table-column">
      <style:table-column-properties style:column-width="0.699cm"/>
    </style:style>
    <style:style style:name="Table30.B" style:family="table-column">
      <style:table-column-properties style:column-width="13.804cm"/>
    </style:style>
    <style:style style:name="Table30.C" style:family="table-column">
      <style:table-column-properties style:column-width="2.053cm"/>
    </style:style>
    <style:style style:name="Table30.1" style:family="table-row">
      <style:table-row-properties style:min-row-height="0.688cm" fo:keep-together="always"/>
    </style:style>
    <style:style style:name="Table30.A1" style:family="table-cell">
      <style:table-cell-properties style:vertical-align="middle" style:border-line-width-left="0.002cm 0.035cm 0.002cm" style:border-line-width-top="0.002cm 0.035cm 0.002cm" style:border-line-width-bottom="0.002cm 0.035cm 0.002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30.B1" style:family="table-cell">
      <style:table-cell-properties style:vertical-align="middle" style:border-line-width-top="0.002cm 0.035cm 0.002cm" style:border-line-width-bottom="0.002cm 0.035cm 0.002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30.C1" style:family="table-cell">
      <style:table-cell-properties style:vertical-align="middle" style:border-line-width-right="0.002cm 0.035cm 0.002cm" style:border-line-width-top="0.002cm 0.035cm 0.002cm" style:border-line-width-bottom="0.002cm 0.035cm 0.002cm" fo:padding-left="0.123cm" fo:padding-right="0.123cm" fo:padding-top="0cm" fo:padding-bottom="0cm" fo:border-left="0.5pt solid #000000" fo:border-right="1.1pt double #000000" fo:border-top="1.1pt double #000000" fo:border-bottom="1.1pt double #000000" style:writing-mode="lr-tb"/>
    </style:style>
    <style:style style:name="M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MP2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4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8" style:family="paragraph" style:parent-style-name="Standard">
      <style:paragraph-properties fo:text-align="start" style:justify-single-word="false"/>
    </style:style>
    <style:style style:name="MP9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MP10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MP11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MP12" style:family="paragraph" style:parent-style-name="Header">
      <style:paragraph-properties fo:text-align="center" style:justify-single-word="false" style:snap-to-layout-grid="false"/>
    </style:style>
    <style:style style:name="MT1" style:family="text">
      <style:text-properties officeooo:rsid="0010222e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style:font-name="Arial" fo:font-size="8pt" style:font-size-asian="8pt" style:font-size-complex="8pt"/>
    </style:style>
    <style:style style:name="MT4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M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ackground-color="transparent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fo:border="1.11pt double #000000" style:border-line-width="0.012cm 0.012cm 0.012cm" fo:padding="0.049cm" style:shadow="none" fo:background-color="#e6e6e6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0.6cm" fo:margin-bottom="0.4cm" fo:margin-left="2.501cm" fo:margin-right="2.501cm" style:writing-mode="lr-tb" style:layout-grid-color="#c0c0c0" style:layout-grid-lines="3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1.302cm" style:dynamic-spacing="true"/>
      </style:header-style>
      <style:footer-style>
        <style:header-footer-properties fo:min-height="1.6cm" fo:margin-left="0cm" fo:margin-right="0cm" fo:margin-top="1.501cm" style:dynamic-spacing="true"/>
      </style:footer-style>
    </style:page-layout>
    <style:page-layout style:name="Mpm4">
      <style:page-layout-properties fo:page-width="20.999cm" fo:page-height="29.699cm" style:num-format="1" style:print-orientation="portrait" fo:margin-top="0.6cm" fo:margin-bottom="0.4cm" fo:margin-left="2cm" fo:margin-right="2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01cm" fo:margin-left="0cm" fo:margin-right="0cm" fo:margin-bottom="1.803cm" style:dynamic-spacing="true"/>
      </style:header-style>
      <style:footer-style>
        <style:header-footer-properties fo:min-height="2.101cm" fo:margin-left="0cm" fo:margin-right="0cm" fo:margin-top="2.002cm" style:dynamic-spacing="true"/>
      </style:footer-style>
    </style:page-layout>
  </office:automatic-styles>
  <office:master-styles>
    <style:master-page style:name="Standard" style:page-layout-name="Mpm1">
      <style:header>
        <table:table table:name="Taula2" table:style-name="Taula2">
          <table:table-column table:style-name="Taula2.A"/>
          <table:table-column table:style-name="Taula2.B"/>
          <table:table-column table:style-name="Taula2.C"/>
          <table:table-row>
            <table:table-cell table:style-name="Taula2.A1" office:value-type="string">
              <text:p text:style-name="MP1"><draw:frame draw:style-name="Mfr1" draw:name="Imatges2" text:anchor-type="as-char" svg:width="2.411cm" svg:height="1.905cm" draw:z-index="3"><draw:image xlink:href="Pictures/100000000000019D0000013EF0706DE0.jpg" xlink:type="simple" xlink:show="embed" xlink:actuate="onLoad"/></draw:frame></text:p>
            </table:table-cell>
            <table:table-cell table:style-name="Taula2.B1" office:value-type="string">
              <text:p text:style-name="Header"><draw:frame draw:style-name="Mfr2" draw:name="Marc1" text:anchor-type="as-char" svg:width="8.511cm" draw:z-index="7"><draw:text-box fo:min-height="2.099cm"><table:table table:name="Taula3" table:style-name="Taula3"><table:table-column table:style-name="Taula3.A"/><table:table-column table:style-name="Taula3.B"/><table:table-column table:style-name="Taula3.C"/><table:table-row table:style-name="Taula3.1"><table:table-cell table:style-name="Taula3.A1" table:number-columns-spanned="2" office:value-type="string"><text:p text:style-name="MP2">Alumne/a:</text:p></table:table-cell><table:covered-table-cell/><table:table-cell table:style-name="Taula3.C1" office:value-type="string"><text:p text:style-name="MP3">Qualificació</text:p></table:table-cell></table:table-row><table:table-row table:style-name="Taula3.1"><table:table-cell table:style-name="Taula3.A2" office:value-type="string"><text:p text:style-name="MP4">Prova: UF1. Seguretat passiva</text:p></table:table-cell><table:table-cell table:style-name="Taula3.A2" office:value-type="string"><text:p text:style-name="MP4">Data: <text:span text:style-name="MT1">31</text:span>/10/1<text:span text:style-name="MT1">4</text:span></text:p></table:table-cell><table:table-cell table:style-name="Taula3.C2" table:number-rows-spanned="2" office:value-type="string"><text:p text:style-name="MP5"/></table:table-cell></table:table-row><table:table-row table:style-name="Taula3.1"><table:table-cell table:style-name="Taula3.A2" office:value-type="string"><text:p text:style-name="MP4">Crèdit / Matèria: M6 Seguretat informàtica</text:p></table:table-cell><table:table-cell table:style-name="Taula3.A2" office:value-type="string"><text:p text:style-name="MP2">Grup: IC10-2</text:p></table:table-cell><table:covered-table-cell/></table:table-row></table:table></draw:text-box></draw:frame></text:p>
            </table:table-cell>
            <table:table-cell>
              <table:table table:is-sub-table="true">
                <table:table-column table:style-name="Taula2.C"/>
                <table:table-row table:style-name="Taula2.C1.1">
                  <table:table-cell table:style-name="Taula2.C1.1.1" office:value-type="string">
                    <text:p text:style-name="MP6">Revisió</text:p>
                  </table:table-cell>
                </table:table-row>
                <table:table-row table:style-name="Taula2.C1.2">
                  <table:table-cell table:style-name="Taula2.C1.1.2" office:value-type="string">
                    <text:p text:style-name="MP7">'001</text:p>
                  </table:table-cell>
                </table:table-row>
              </table:table>
            </table:table-cell>
          </table:table-row>
        </table:table>
        <text:p text:style-name="MP8"/>
        <text:p text:style-name="MP8"/>
      </style:header>
      <style:footer>
        <text:p text:style-name="MP9"><text:span text:style-name="MT2"><text:tab/></text:span><text:span text:style-name="MT3"><text:file-name text:display="name">ExamenM06UF1</text:file-name></text:span><text:span text:style-name="MT3"><text:tab/>Pàgina </text:span><text:span text:style-name="MT3"><text:page-number text:select-page="current">4</text:page-number></text:span><text:span text:style-name="MT3"> de </text:span><text:span text:style-name="MT3"><text:page-count>4</text:page-count></text:span></text:p>
      </style:footer>
    </style:master-page>
    <style:master-page style:name="HTML" style:page-layout-name="Mpm2"/>
    <style:master-page style:name="Convert_20_1" style:display-name="Convert 1" style:page-layout-name="Mpm3">
      <style:header>
        <table:table table:name="Table29" table:style-name="Table29">
          <table:table-column table:style-name="Table29.A"/>
          <table:table-column table:style-name="Table29.B"/>
          <table:table-column table:style-name="Table29.C"/>
          <table:table-row table:style-name="Table29.1">
            <table:table-cell table:style-name="Table29.A1" office:value-type="string">
              <text:p text:style-name="MP1"><draw:frame draw:style-name="Mfr3" draw:name="graphics4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29.B1" office:value-type="string">
              <text:p text:style-name="MP5">C.30 DESENVOLUPAR L’ENSENYAMENT-APRENENTATGE</text:p>
            </table:table-cell>
            <table:table-cell>
              <table:table table:is-sub-table="true">
                <table:table-column table:style-name="Table29.C"/>
                <table:table-row table:style-name="Table29.C1.1">
                  <table:table-cell table:style-name="Table29.C1.1.1" office:value-type="string">
                    <text:p text:style-name="MP6">Revisió</text:p>
                  </table:table-cell>
                </table:table-row>
                <table:table-row table:style-name="Table29.C1.2">
                  <table:table-cell table:style-name="Table29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 table:style-name="Table28.1">
            <table:table-cell table:style-name="Table28.A1" office:value-type="string">
              <text:p text:style-name="MP10"><draw:frame draw:style-name="Mfr4" draw:name="graphics3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28.B1" office:value-type="string">
              <text:p text:style-name="MP11">PR_C.30 Mapa del procés C.30</text:p>
            </table:table-cell>
            <table:table-cell table:style-name="Table28.C1" office:value-type="string">
              <text:p text:style-name="MP12"><text:span text:style-name="MT4">Pàg. </text:span><text:span text:style-name="Page_20_Number"><text:span text:style-name="MT4"><text:page-number text:select-page="current"/></text:span></text:span><text:span text:style-name="Page_20_Number"><text:span text:style-name="MT4">/</text:span></text:span><text:span text:style-name="Page_20_Number"><text:span text:style-name="MT4"><text:page-count style:num-format="1">4</text:page-count></text:span></text:span></text:p>
            </table:table-cell>
          </table:table-row>
        </table:table>
        <text:p text:style-name="Footnote"/>
      </style:footer>
    </style:master-page>
    <style:master-page style:name="Convert_20_2" style:display-name="Convert 2" style:page-layout-name="Mpm4">
      <style:header>
        <table:table table:name="Table31" table:style-name="Table31">
          <table:table-column table:style-name="Table31.A"/>
          <table:table-column table:style-name="Table31.B"/>
          <table:table-column table:style-name="Table31.C"/>
          <table:table-row table:style-name="Table31.1">
            <table:table-cell table:style-name="Table31.A1" office:value-type="string">
              <text:p text:style-name="MP1"><draw:frame draw:style-name="Mfr3" draw:name="graphics6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31.B1" office:value-type="string">
              <text:p text:style-name="MP5">C.30 MAPA DEL PROCÉS C.30</text:p>
            </table:table-cell>
            <table:table-cell>
              <table:table table:is-sub-table="true">
                <table:table-column table:style-name="Table31.C"/>
                <table:table-row table:style-name="Table31.C1.1">
                  <table:table-cell table:style-name="Table31.C1.1.1" office:value-type="string">
                    <text:p text:style-name="MP6">Revisió</text:p>
                  </table:table-cell>
                </table:table-row>
                <table:table-row table:style-name="Table31.C1.2">
                  <table:table-cell table:style-name="Table31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 table:style-name="Table30.1">
            <table:table-cell table:style-name="Table30.A1" office:value-type="string">
              <text:p text:style-name="MP10"><draw:frame draw:style-name="Mfr4" draw:name="graphics5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30.B1" office:value-type="string">
              <text:p text:style-name="MP11">PR_C.30 Mapa del pocés C.30</text:p>
            </table:table-cell>
            <table:table-cell table:style-name="Table30.C1" office:value-type="string">
              <text:p text:style-name="MP12"><text:span text:style-name="MT4">Pàg. </text:span><text:span text:style-name="Page_20_Number"><text:span text:style-name="MT4"><text:page-number text:select-page="current"/></text:span></text:span><text:span text:style-name="Page_20_Number"><text:span text:style-name="MT4">/</text:span></text:span><text:span text:style-name="Page_20_Number"><text:span text:style-name="MT4"><text:page-count style:num-format="1">4</text:page-count></text:span></text:span></text:p>
            </table:table-cell>
          </table:table-row>
        </table:table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Linux_x86 LibreOffice_project/410m0$Build-2</meta:generator>
    <dc:title>TÍTOL DEL DOCUMENT (Fitxer/Propietats/Descripció)</dc:title>
    <meta:initial-creator>usuari</meta:initial-creator>
    <meta:creation-date>2006-06-15T15:14:00</meta:creation-date>
    <dc:date>2014-10-30T20:23:39.408972711</dc:date>
    <meta:print-date>2007-03-02T17:20:29</meta:print-date>
    <dc:language>es-ES</dc:language>
    <meta:editing-cycles>198</meta:editing-cycles>
    <meta:editing-duration>PT19H8M45S</meta:editing-duration>
    <dc:creator>Gerard Ballabriga</dc:creator>
    <meta:document-statistic meta:table-count="6" meta:image-count="5" meta:object-count="0" meta:page-count="4" meta:paragraph-count="77" meta:word-count="842" meta:character-count="4925" meta:non-whitespace-character-count="4148"/>
    <meta:user-defined meta:name="Info 1"/>
    <meta:user-defined meta:name="Info 2"/>
    <meta:user-defined meta:name="Info 3"/>
    <meta:user-defined meta:name="Info 4"/>
  </office:meta>
</office:document-meta>
</file>